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5CABA6B20A4F1A2.png" manifest:media-type="image/png"/>
  <manifest:file-entry manifest:full-path="Pictures/10000000000002340000015C6CEA3BCC1670303B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1f8fe" officeooo:paragraph-rsid="0031f8fe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assover</text:h>
      <text:p text:style-name="Standard"><draw:frame draw:style-name="fr1" draw:name="graphics1" text:anchor-type="paragraph" svg:width="4.3272in" svg:height="1.6839in" draw:z-index="0"><draw:image xlink:href="Pictures/10000000000002340000015C6CEA3BCC1670303B.jp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RightPageRecipe" style:page-layout-name="Mpm2" style:next-style-name="MirrorPageRecipe"/>
    <style:master-page style:name="MirrorPageRecipe" style:page-layout-name="Mpm3"/>
    <style:master-page style:name="TitlePageStyle" style:page-layout-name="Mpm4"/>
    <style:master-page style:name="SpineTitlePageStyle" style:page-layout-name="Mpm5"/>
    <style:master-page style:name="RecipeHalfPageRightStyle" style:page-layout-name="Mpm6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19:37:15.541000000</dc:date>
    <meta:print-date>2015-09-19T18:23:00</meta:print-date>
    <meta:editing-cycles>24</meta:editing-cycles>
    <meta:editing-duration>PT1H59M8S</meta:editing-duration>
    <meta:generator>LibreOffice/5.1.6.2$Windows_x86 LibreOffice_project/07ac168c60a517dba0f0d7bc7540f5afa45f0909</meta:generator>
    <meta:document-statistic meta:table-count="0" meta:image-count="1" meta:object-count="0" meta:page-count="1" meta:paragraph-count="1" meta:word-count="1" meta:character-count="8" meta:non-whitespace-character-count="8"/>
  </office:meta>
</office:document-meta>
</file>